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13.189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3.1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</style:style>
    <style:style style:name="ce2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t-FIXED-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Vulnerability</text:p>
          </table:table-cell>
          <table:table-cell office:value-type="string" calcext:value-type="string">
            <text:p>RelatedWarnings</text:p>
          </table:table-cell>
          <table:table-cell office:value-type="string" calcext:value-type="string">
            <text:p>CWE</text:p>
          </table:table-cell>
          <table:table-cell office:value-type="string" calcext:value-type="string">
            <text:p>TestClass</text:p>
          </table:table-cell>
          <table:table-cell office:value-type="string" calcext:value-type="string">
            <text:p>ExternalClass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key ("clusterpassword"). It should be reported twice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key ("clusterpassword"). It should be reported twice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Factory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ecret key factory is initialized at this method and then used in other methods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random (para o salt), iterationCount &lt; 10000 ... declara mais de um cwe?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qual o erro?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RandomUtil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-JCA</text:p>
          </table:table-cell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Decryp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Decryp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De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t convinced that secretKeySpec has not been generated properly</text:p>
          </table:table-cell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Encryp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Encryp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En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t convinced that secretKeySpec has not been generated properly</text:p>
          </table:table-cell>
        </table:table-row>
        <table:table-row table:style-name="ro1">
          <table:table-cell table:style-name="ce2" office:value-type="string" calcext:value-type="string">
            <text:p>Deltaspik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getSecretKeySpec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Poderia ser cwe 338, mas o parametro pode ter sido gerado randomicamente (seguro) … não sei se isso é uma vulnerabilidade</text:p>
          </table:table-cell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getSecretKeySpec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hard to assume an error after reading the code. Let's double check this warning.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hard to assume an error after reading the code. Let's double check this warning.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esEncryptionTes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</text:p>
          </table:table-cell>
          <table:table-cell office:value-type="string" calcext:value-type="string">
            <text:p>AesEncryptionTes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ArcFourHmacMd5Encryption</text:p>
          </table:table-cell>
          <table:table-cell office:value-type="string" calcext:value-type="string">
            <text:p>calculateIntegrit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ArcFourHma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rcFourHma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FALSE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 foi gerada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4"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ttps://cwe.mitre.org/data/definitions/1204.html</text:p>
          </table:table-cell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5"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calculateIntegrit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5"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Nao tem como saber se keyBytes foi gerado ou nao randomicamente (seguro) …</text:p>
          </table:table-cell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Kerberos</text:p>
          </table:table-cell>
          <table:table-cell office:value-type="string" calcext:value-type="string">
            <text:p>SecureRandomSpec</text:p>
          </table:table-cell>
          <table:table-cell office:value-type="string" calcext:value-type="string">
            <text:p>EncryptionEngine</text:p>
          </table:table-cell>
          <table:table-cell office:value-type="string" calcext:value-type="string">
            <text:p>getRandomByte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looks like a bug in our specification</text:p>
          </table:table-cell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HmacMd5Checksum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 foi gerada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ArcFour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De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Md5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Md5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Sha1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Sha1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TripleDe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</text:p>
          </table:table-cell>
          <table:table-cell office:value-type="string" calcext:value-type="string">
            <text:p>getRandom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</text:p>
          </table:table-cell>
          <table:table-cell office:value-type="string" calcext:value-type="string">
            <text:p>getRandomKe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hard to assume an error after reading the code. Let's double check this warning.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Test</text:p>
          </table:table-cell>
          <table:table-cell office:value-type="string" calcext:value-type="string">
            <text:p>testGenerateDes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Test</text:p>
          </table:table-cell>
          <table:table-cell office:value-type="string" calcext:value-type="string">
            <text:p>testGenerateTripleDes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ce3" office:value-type="string" calcext:value-type="string">
            <text:p>Manifold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ConnectorPool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InputStream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de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 believe that the read method is called, when we call reader.read()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de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ipher used as argument to CipherInputStream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OutputStream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en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 believe that the write method is called, when we call w.writ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en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ipher used as argument to CipherOutputStream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password ("NowIsTheTime")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salt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nstantiates a cipher for future us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 10000 iterations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SecretKeyFactory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next issue originates the problem reported here. This is an interesiting scenario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HashValu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an API. There is a method addToHash that should be called befor getHashValue. The static analysis is ok, though I think it is a false positiv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startHash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startHash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nternal class: L2031 (final Cipher cipher = Cipher.getInstance("DESede");)</text:p>
          </table:table-cell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ureRandomSpec</text:p>
          </table:table-cell>
          <table:table-cell office:value-type="string" calcext:value-type="string">
            <text:p>SessionIdGeneratorBase</text:p>
          </table:table-cell>
          <table:table-cell office:value-type="string" calcext:value-type="string">
            <text:p>getRandomByte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AuthEngine</text:p>
          </table:table-cell>
          <table:table-cell office:value-type="string" calcext:value-type="string">
            <text:p>gener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uthEngine</text:p>
          </table:table-cell>
          <table:table-cell office:value-type="string" calcext:value-type="string">
            <text:p>gener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uthEngine</text:p>
          </table:table-cell>
          <table:table-cell office:value-type="string" calcext:value-type="string">
            <text:p>initializeForAuth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StoreSpec</text:p>
          </table:table-cell>
          <table:table-cell office:value-type="string" calcext:value-type="string">
            <text:p>CertificateUtils</text:p>
          </table:table-cell>
          <table:table-cell office:value-type="string" calcext:value-type="string">
            <text:p>getKeyStor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PKIXBuildParametersSpec</text:p>
          </table:table-cell>
          <table:table-cell office:value-type="string" calcext:value-type="string">
            <text:p>CertificateValidator</text:p>
          </table:table-cell>
          <table:table-cell office:value-type="string" calcext:value-type="string">
            <text:p>validat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2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4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</text:p>
          </table:table-cell>
          <table:table-cell office:value-type="string" calcext:value-type="string">
            <text:p>CryptoStreamUtils</text:p>
          </table:table-cell>
          <table:table-cell/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ifficult to understand the error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In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In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InputStrea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Out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Out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OutputStrea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s an Apache CryptoRandomFactory. It might be as secure as SecureRandom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ReadableChannel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ReadableChannel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WritableChannel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WritableChannel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s an Apache CryptoRandomFactory. It might be as secure as SecureRandom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CryptoStreamUtils$CryptoParams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CryptoStreamUtils$CryptoParams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CryptoStreamUtils$CryptoParams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3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3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authenticat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getMessageDiges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or$Diges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or$M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5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HtmlUnitSSLConnectionSocketFactory</text:p>
          </table:table-cell>
          <table:table-cell office:value-type="string" calcext:value-type="string">
            <text:p>buildSSLSocketFacto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ureRandomSpec</text:p>
          </table:table-cell>
          <table:table-cell office:value-type="string" calcext:value-type="string">
            <text:p>LauncherServer</text:p>
          </table:table-cell>
          <table:table-cell office:value-type="string" calcext:value-type="string">
            <text:p>createSecre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MultiPartContentProvi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1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PartitionwiseSampledRDD</text:p>
          </table:table-cell>
          <table:table-cell office:value-type="string" calcext:value-type="string">
            <text:p>getPartitions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PlusConfig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PlusConfig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8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RDD</text:p>
          </table:table-cell>
          <table:table-cell office:value-type="string" calcext:value-type="string">
            <text:p>coalesc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RDD</text:p>
          </table:table-cell>
          <table:table-cell office:value-type="string" calcext:value-type="string">
            <text:p>takeSampl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ecurityManag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StoreSpec</text:p>
          </table:table-cell>
          <table:table-cell office:value-type="string" calcext:value-type="string">
            <text:p>SecurityManager$$anonfun$2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StoreSpec</text:p>
          </table:table-cell>
          <table:table-cell office:value-type="string" calcext:value-type="string">
            <text:p>SecurityManager$$anonfun$2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FactorySpec</text:p>
          </table:table-cell>
          <table:table-cell office:value-type="string" calcext:value-type="string">
            <text:p>SecurityManager$$anonfun$2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SequenceFile$Writ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SequenceFile$Writ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TTPSpec</text:p>
          </table:table-cell>
          <table:table-cell office:value-type="string" calcext:value-type="string">
            <text:p>ShutdownHand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7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TTPSpec</text:p>
          </table:table-cell>
          <table:table-cell office:value-type="string" calcext:value-type="string">
            <text:p>ShutdownHand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8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Shutdown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2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SizeEstimator</text:p>
          </table:table-cell>
          <table:table-cell office:value-type="string" calcext:value-type="string">
            <text:p>visitArray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3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8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9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ManagerFactory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KeyManager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ManagerFactory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Key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CertPathTrustManagerParameters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Trust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PKIXBuildParameters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Trust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Factory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Trust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Options.liftedTree1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Options.liftedTree1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cala code. We might have to review the method name here.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TestUtils$</text:p>
          </table:table-cell>
          <table:table-cell office:value-type="string" calcext:value-type="string">
            <text:p>httpResponse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TestUtils$</text:p>
          </table:table-cell>
          <table:table-cell office:value-type="string" calcext:value-type="string">
            <text:p>httpResponse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est case configuration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TransportCipher</text:p>
          </table:table-cell>
          <table:table-cell office:value-type="string" calcext:value-type="string">
            <text:p>createOut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ostNameVerifi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0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ostNameVerifi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1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4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5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6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7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Utils$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Utils$</text:p>
          </table:table-cell>
          <table:table-cell office:value-type="string" calcext:value-type="string">
            <text:p>randomizeInPlac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XORShiftRandom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uplicated (XORShiftRandom$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XORShiftRandom$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Tika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CryptoParser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ipher used as argument to CipherInputStream. It is also not clear why CC reports a forbiden call at line 98</text:p>
          </table:table-cell>
        </table:table-row>
        <table:table-row table:style-name="ro1">
          <table:table-cell office:value-type="string" calcext:value-type="string">
            <text:p>Tika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InputStreamDigester</text:p>
          </table:table-cell>
          <table:table-cell office:value-type="string" calcext:value-type="string">
            <text:p>digestStrea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re is a call to the update method (interprocedural issue)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ndomEdi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ndomSequenc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Parameter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Parameter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salt + &lt; 1000 iterations for PBE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Parameter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KeySpec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KeySpec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SecretKeyFactory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generateSecretKe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cryp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  <table:database-ranges>
        <table:database-range table:name="__Anonymous_Sheet_DB__0" table:target-range-address="'gt-FIXED-new'.A2:'gt-FIXED-new'.AMJ1048576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1:18:14.203388231</dc:date>
    <meta:editing-duration>PT1H25M42S</meta:editing-duration>
    <meta:editing-cycles>15</meta:editing-cycles>
    <meta:generator>LibreOffice/7.3.7.2$Linux_X86_64 LibreOffice_project/30$Build-2</meta:generator>
    <meta:document-statistic meta:table-count="1" meta:cell-count="1923" meta:object-count="0"/>
  </office:meta>
</office:document-meta>
</file>